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878cm" table:align="left"/>
    </style:style>
    <style:style style:name="Tabla1.A" style:family="table-column">
      <style:table-column-properties style:column-width="5.662cm"/>
    </style:style>
    <style:style style:name="Tabla1.B" style:family="table-column">
      <style:table-column-properties style:column-width="7.216cm"/>
    </style:style>
    <style:style style:name="Tabla1.A1" style:family="table-cell">
      <style:table-cell-properties style:vertical-align="middle" fo:background-color="#f2f3f5" fo:padding="0.049cm" fo:border="none">
        <style:background-image/>
      </style:table-cell-properties>
    </style:style>
    <style:style style:name="Tabla1.A2" style:family="table-cell">
      <style:table-cell-properties style:vertical-align="middle" fo:padding="0.049cm" fo:border="none"/>
    </style:style>
    <style:style style:name="Tabla2" style:family="table">
      <style:table-properties style:width="12.878cm" table:align="left"/>
    </style:style>
    <style:style style:name="Tabla2.A" style:family="table-column">
      <style:table-column-properties style:column-width="5.662cm"/>
    </style:style>
    <style:style style:name="Tabla2.B" style:family="table-column">
      <style:table-column-properties style:column-width="7.216cm"/>
    </style:style>
    <style:style style:name="Tabla2.A1" style:family="table-cell">
      <style:table-cell-properties style:vertical-align="middle" fo:background-color="#f2f3f5" fo:padding="0.049cm" fo:border="none">
        <style:background-image/>
      </style:table-cell-properties>
    </style:style>
    <style:style style:name="Tabla2.A2" style:family="table-cell">
      <style:table-cell-properties style:vertical-align="middle" fo:padding="0.049cm" fo:border="none"/>
    </style:style>
    <style:style style:name="Tabla3" style:family="table">
      <style:table-properties style:width="12.878cm" table:align="left"/>
    </style:style>
    <style:style style:name="Tabla3.A" style:family="table-column">
      <style:table-column-properties style:column-width="5.662cm"/>
    </style:style>
    <style:style style:name="Tabla3.B" style:family="table-column">
      <style:table-column-properties style:column-width="7.216cm"/>
    </style:style>
    <style:style style:name="Tabla3.A1" style:family="table-cell">
      <style:table-cell-properties style:vertical-align="middle" fo:background-color="#f2f3f5" fo:padding="0.049cm" fo:border="none">
        <style:background-image/>
      </style:table-cell-properties>
    </style:style>
    <style:style style:name="Tabla3.A2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style:writing-mode="lr-tb"/>
    </style:style>
    <style:style style:name="P2" style:family="paragraph" style:parent-style-name="Table_20_Contents">
      <style:paragraph-properties fo:margin-top="0cm" fo:margin-bottom="0.499cm" fo:padding="0.049cm" fo:border="0.002cm solid #000000" style:writing-mode="lr-tb"/>
    </style:style>
    <style:style style:name="P3" style:family="paragraph" style:parent-style-name="Table_20_Heading">
      <style:paragraph-properties fo:margin-top="0cm" fo:margin-bottom="0.499cm" fo:padding="0.049cm" fo:border="0.002cm solid #000000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>
      <style:paragraph-properties style:writing-mode="lr-tb"/>
    </style:style>
    <style:style style:name="P25" style:family="paragraph" style:parent-style-name="Text_20_body" style:list-style-name="L1">
      <style:paragraph-properties fo:margin-top="0cm" fo:margin-bottom="0cm"/>
    </style:style>
    <style:style style:name="P26" style:family="paragraph" style:parent-style-name="Text_20_body" style:list-style-name="L2">
      <style:paragraph-properties fo:margin-top="0cm" fo:margin-bottom="0cm"/>
    </style:style>
    <style:style style:name="P27" style:family="paragraph" style:parent-style-name="Text_20_body" style:list-style-name="L5">
      <style:paragraph-properties fo:margin-top="0cm" fo:margin-bottom="0cm"/>
    </style:style>
    <style:style style:name="P28" style:family="paragraph" style:parent-style-name="Text_20_body" style:list-style-name="L6">
      <style:paragraph-properties fo:margin-top="0cm" fo:margin-bottom="0cm"/>
    </style:style>
    <style:style style:name="P29" style:family="paragraph" style:parent-style-name="Text_20_body" style:list-style-name="L9">
      <style:paragraph-properties fo:margin-top="0cm" fo:margin-bottom="0cm"/>
    </style:style>
    <style:style style:name="P30" style:family="paragraph" style:parent-style-name="Text_20_body" style:list-style-name="L10">
      <style:paragraph-properties fo:margin-top="0cm" fo:margin-bottom="0cm"/>
    </style:style>
    <style:style style:name="P31" style:family="paragraph" style:parent-style-name="Text_20_body" style:list-style-name="L13">
      <style:paragraph-properties fo:margin-top="0cm" fo:margin-bottom="0cm"/>
    </style:style>
    <style:style style:name="P32" style:family="paragraph" style:parent-style-name="Text_20_body" style:list-style-name="L15">
      <style:paragraph-properties fo:margin-top="0cm" fo:margin-bottom="0cm"/>
    </style:style>
    <style:style style:name="P33" style:family="paragraph" style:parent-style-name="Text_20_body" style:list-style-name="L17">
      <style:paragraph-properties fo:margin-top="0cm" fo:margin-bottom="0cm"/>
    </style:style>
    <style:style style:name="P34" style:family="paragraph" style:parent-style-name="Text_20_body" style:list-style-name="L19">
      <style:paragraph-properties fo:margin-top="0cm" fo:margin-bottom="0cm"/>
    </style:style>
    <style:style style:name="P35" style:family="paragraph" style:parent-style-name="Text_20_body" style:list-style-name="L20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QE: El Universo como una Red Social Cuántica (Donde la Materia es un Perfil Premium)"</text:h>
      <text:p text:style-name="P24">(Una teoría donde las partículas son relaciones tóxicas y la gravedad es un ghosteo cósmico)</text:p>
      <text:h text:style-name="P1" text:outline-level="1">? 1. El Nacimiento de la Materia: Cuando la Fase Cuántica se Vuelve Tóxica</text:h>
      <text:p text:style-name="P24">Después del CMB:</text:p>
      <text:list xml:id="list3402803549864927280" text:style-name="L1">
        <text:list-item text:start-value="1">
          <text:p text:style-name="P25">Algunas regiones del campo φ se vuelven adictas a la coherencia.</text:p>
          <text:list>
            <text:list-item text:start-value="1">
              <text:p text:style-name="P25">"No quieren cambiar, se resisten… y así nacen los electrones y protones."</text:p>
            </text:list-item>
          </text:list>
        </text:list-item>
        <text:list-item text:start-value="2">
          <text:p text:style-name="P25">Masa (m): "No es una propiedad, es una resistencia al cambio… como un fanático del status quo cuántico."</text:p>
          <text:list>
            <text:list-item text:start-value="1">
              <text:p text:style-name="P25">m∝1τ(Δϕ)m∝τ(Δϕ)1​</text:p>
            </text:list-item>
            <text:list-item text:start-value="2">
              <text:p text:style-name="P4">Donde ττ = "Tiempo que tarda en aceptar que la relación cuántica ya no funciona."</text:p>
            </text:list-item>
          </text:list>
        </text:list-item>
      </text:list>
      <text:p text:style-name="P24">SQE lo resume:<text:line-break/>"Las partículas no son objetos, son hábitos de la red φ."</text:p>
      <text:h text:style-name="P1" text:outline-level="1">? 2. Gravedad: Cuando la Red Cuántica se Enoja</text:h>
      <text:p text:style-name="P24">¿Qué es la gravedad en SQE?</text:p>
      <text:list xml:id="list1683319364033820635" text:style-name="L2">
        <text:list-item text:start-value="1">
          <text:p text:style-name="P26">No es curvatura del espacio-tiempo… es malentendidos en el grupo de chat φ.</text:p>
        </text:list-item>
        <text:list-item text:start-value="2">
          <text:p text:style-name="P5">Las zonas con más "drama cuántico" (materia) distorsionan la red, creando lo que llamamos gravedad.</text:p>
        </text:list-item>
      </text:list>
      <text:p text:style-name="P24">Ventaja:</text:p>
      <text:list xml:id="list3338397059525337578" text:style-name="L3">
        <text:list-item text:start-value="1">
          <text:p text:style-name="P6">"Ni siquiera necesitas relatividad general… solo entender los chismes de φ."</text:p>
        </text:list-item>
      </text:list>
      <text:p text:style-name="P24">Problema:</text:p>
      <text:list xml:id="list546438945574468371" text:style-name="L4">
        <text:list-item text:start-value="1">
          <text:p text:style-name="P7">"¿Cómo traduces chismes cuánticos a matemáticas? Ahí está el detalle."</text:p>
        </text:list-item>
      </text:list>
      <text:h text:style-name="P1" text:outline-level="1">? 3. Expansión del Universo: La Red se Aleja (Como un Ex Tóxico)</text:h>
      <text:p text:style-name="P24">SQE vs. Energía Oscura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Teoría Estándar</text:p>
          </table:table-cell>
          <table:table-cell table:style-name="Tabla1.A1" office:value-type="string">
            <text:p text:style-name="P3">SQE</text:p>
          </table:table-cell>
        </table:table-row>
        <text:soft-page-break/>
        <table:table-row>
          <table:table-cell table:style-name="Tabla1.A2" office:value-type="string">
            <text:p text:style-name="P2">"La expansión se acelera por Λ."</text:p>
          </table:table-cell>
          <table:table-cell table:style-name="Tabla1.A2" office:value-type="string">
            <text:p text:style-name="P2">"La red φ se está ghosteando a sí misma."</text:p>
          </table:table-cell>
        </table:table-row>
      </table:table>
      <text:p text:style-name="P24">Ecuación de Friedmann en SQE:</text:p>
      <text:h text:style-name="P1" text:outline-level="1">SQE: El Universo como una Red Social Cuántica (Donde la Materia es un Perfil Premium)"</text:h>
      <text:p text:style-name="P24">(Una teoría donde las partículas son relaciones tóxicas y la gravedad es un ghosteo cósmico)</text:p>
      <text:h text:style-name="P1" text:outline-level="1">? 1. El Nacimiento de la Materia: Cuando la Fase Cuántica se Vuelve Tóxica</text:h>
      <text:p text:style-name="P24">Después del CMB:</text:p>
      <text:list xml:id="list1896581882466823097" text:style-name="L5">
        <text:list-item text:start-value="1">
          <text:p text:style-name="P27">Algunas regiones del campo φ se vuelven adictas a la coherencia.</text:p>
          <text:list>
            <text:list-item text:start-value="1">
              <text:p text:style-name="P27">"No quieren cambiar, se resisten… y así nacen los electrones y protones."</text:p>
            </text:list-item>
          </text:list>
        </text:list-item>
        <text:list-item text:start-value="2">
          <text:p text:style-name="P27">Masa (m): "No es una propiedad, es una resistencia al cambio… como un fanático del status quo cuántico."</text:p>
          <text:list>
            <text:list-item text:start-value="1">
              <text:p text:style-name="P27">m∝1τ(Δϕ)m∝τ(Δϕ)1​</text:p>
            </text:list-item>
            <text:list-item text:start-value="2">
              <text:p text:style-name="P8">Donde ττ = "Tiempo que tarda en aceptar que la relación cuántica ya no funciona."</text:p>
            </text:list-item>
          </text:list>
        </text:list-item>
      </text:list>
      <text:p text:style-name="P24">SQE lo resume:<text:line-break/>"Las partículas no son objetos, son hábitos de la red φ."</text:p>
      <text:h text:style-name="P1" text:outline-level="1">? 2. Gravedad: Cuando la Red Cuántica se Enoja</text:h>
      <text:p text:style-name="P24">¿Qué es la gravedad en SQE?</text:p>
      <text:list xml:id="list3047819399706569082" text:style-name="L6">
        <text:list-item text:start-value="1">
          <text:p text:style-name="P28">No es curvatura del espacio-tiempo… es malentendidos en el grupo de chat φ.</text:p>
        </text:list-item>
        <text:list-item text:start-value="2">
          <text:p text:style-name="P9">Las zonas con más "drama cuántico" (materia) distorsionan la red, creando lo que llamamos gravedad.</text:p>
        </text:list-item>
      </text:list>
      <text:p text:style-name="P24">Ventaja:</text:p>
      <text:list xml:id="list9033804774866183214" text:style-name="L7">
        <text:list-item text:start-value="1">
          <text:p text:style-name="P10">"Ni siquiera necesitas relatividad general… solo entender los chismes de φ."</text:p>
        </text:list-item>
      </text:list>
      <text:p text:style-name="P24">Problema:</text:p>
      <text:list xml:id="list8660657281922784275" text:style-name="L8">
        <text:list-item text:start-value="1">
          <text:p text:style-name="P11">"¿Cómo traduces chismes cuánticos a matemáticas? Ahí está el detalle."</text:p>
        </text:list-item>
      </text:list>
      <text:h text:style-name="P1" text:outline-level="1">? 3. Expansión del Universo: La Red se Aleja (Como un Ex Tóxico)</text:h>
      <text:p text:style-name="P24">SQE vs. Energía Oscura:</text:p>
      <table:table table:name="Tabla2" table:style-name="Tabla2">
        <table:table-column table:style-name="Tabla2.A"/>
        <table:table-column table:style-name="Tabla2.B"/>
        <text:soft-page-break/>
        <table:table-row>
          <table:table-cell table:style-name="Tabla2.A1" office:value-type="string">
            <text:p text:style-name="P3">Teoría Estándar</text:p>
          </table:table-cell>
          <table:table-cell table:style-name="Tabla2.A1" office:value-type="string">
            <text:p text:style-name="P3">SQE</text:p>
          </table:table-cell>
        </table:table-row>
        <table:table-row>
          <table:table-cell table:style-name="Tabla2.A2" office:value-type="string">
            <text:p text:style-name="P2">"La expansión se acelera por Λ."</text:p>
          </table:table-cell>
          <table:table-cell table:style-name="Tabla2.A2" office:value-type="string">
            <text:p text:style-name="P2">"La red φ se está ghosteando a sí misma."</text:p>
          </table:table-cell>
        </table:table-row>
      </table:table>
      <text:p text:style-name="P24">Ecuación de Friedmann en SQE:</text:p>
      <text:h text:style-name="P1" text:outline-level="1">SQE: El Universo como una Red Social Cuántica (Donde la Materia es un Perfil Premium)"</text:h>
      <text:p text:style-name="P24">(Una teoría donde las partículas son relaciones tóxicas y la gravedad es un ghosteo cósmico)</text:p>
      <text:h text:style-name="P1" text:outline-level="1">? 1. El Nacimiento de la Materia: Cuando la Fase Cuántica se Vuelve Tóxica</text:h>
      <text:p text:style-name="P24">Después del CMB:</text:p>
      <text:list xml:id="list7886741002810216221" text:style-name="L9">
        <text:list-item text:start-value="1">
          <text:p text:style-name="P29">Algunas regiones del campo φ se vuelven adictas a la coherencia.</text:p>
          <text:list>
            <text:list-item text:start-value="1">
              <text:p text:style-name="P29">"No quieren cambiar, se resisten… y así nacen los electrones y protones."</text:p>
            </text:list-item>
          </text:list>
        </text:list-item>
        <text:list-item text:start-value="2">
          <text:p text:style-name="P29">Masa (m): "No es una propiedad, es una resistencia al cambio… como un fanático del status quo cuántico."</text:p>
          <text:list>
            <text:list-item text:start-value="1">
              <text:p text:style-name="P29">m∝1τ(Δϕ)m∝τ(Δϕ)1​</text:p>
            </text:list-item>
            <text:list-item text:start-value="2">
              <text:p text:style-name="P12">Donde ττ = "Tiempo que tarda en aceptar que la relación cuántica ya no funciona."</text:p>
            </text:list-item>
          </text:list>
        </text:list-item>
      </text:list>
      <text:p text:style-name="P24">SQE lo resume:<text:line-break/>"Las partículas no son objetos, son hábitos de la red φ."</text:p>
      <text:h text:style-name="P1" text:outline-level="1">? 2. Gravedad: Cuando la Red Cuántica se Enoja</text:h>
      <text:p text:style-name="P24">¿Qué es la gravedad en SQE?</text:p>
      <text:list xml:id="list4228005510375414546" text:style-name="L10">
        <text:list-item text:start-value="1">
          <text:p text:style-name="P30">No es curvatura del espacio-tiempo… es malentendidos en el grupo de chat φ.</text:p>
        </text:list-item>
        <text:list-item text:start-value="2">
          <text:p text:style-name="P13">Las zonas con más "drama cuántico" (materia) distorsionan la red, creando lo que llamamos gravedad.</text:p>
        </text:list-item>
      </text:list>
      <text:p text:style-name="P24">Ventaja:</text:p>
      <text:list xml:id="list8523320488673496578" text:style-name="L11">
        <text:list-item text:start-value="1">
          <text:p text:style-name="P14">"Ni siquiera necesitas relatividad general… solo entender los chismes de φ."</text:p>
        </text:list-item>
      </text:list>
      <text:p text:style-name="P24">Problema:</text:p>
      <text:list xml:id="list8760166123578934196" text:style-name="L12">
        <text:list-item text:start-value="1">
          <text:p text:style-name="P15">"¿Cómo traduces chismes cuánticos a matemáticas? Ahí está el detalle."</text:p>
        </text:list-item>
      </text:list>
      <text:h text:style-name="P1" text:outline-level="1"><text:soft-page-break/>? 3. Expansión del Universo: La Red se Aleja (Como un Ex Tóxico)</text:h>
      <text:p text:style-name="P24">SQE vs. Energía Oscura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Teoría Estándar</text:p>
          </table:table-cell>
          <table:table-cell table:style-name="Tabla3.A1" office:value-type="string">
            <text:p text:style-name="P3">SQE</text:p>
          </table:table-cell>
        </table:table-row>
        <table:table-row>
          <table:table-cell table:style-name="Tabla3.A2" office:value-type="string">
            <text:p text:style-name="P2">"La expansión se acelera por Λ."</text:p>
          </table:table-cell>
          <table:table-cell table:style-name="Tabla3.A2" office:value-type="string">
            <text:p text:style-name="P2">"La red φ se está ghosteando a sí misma."</text:p>
          </table:table-cell>
        </table:table-row>
      </table:table>
      <text:p text:style-name="P24">Ecuación de Friedmann en SQE:</text:p>
      <text:p text:style-name="P24">H(t)2=8π3G(t)ρtotal(t)+Λ(t)c23−kc2a(t)2H(t)2=38π​G(t)ρtotal​(t)+3Λ(t)c2​−a(t)2kc2​</text:p>
      <text:list xml:id="list5330191439902633700" text:style-name="L13">
        <text:list-item text:start-value="1">
          <text:p text:style-name="P31">Pero aquí:</text:p>
          <text:list>
            <text:list-item text:start-value="1">
              <text:p text:style-name="P31">G(t): Depende de cuánto se entrelaza φ (como la intensidad de un drama en Twitter).</text:p>
            </text:list-item>
            <text:list-item text:start-value="2">
              <text:p text:style-name="P16">Λ(t): No es una constante, es el "ya no quiero hablar contigo" cósmico.</text:p>
            </text:list-item>
          </text:list>
        </text:list-item>
      </text:list>
      <text:h text:style-name="P1" text:outline-level="1">? 4. Materia Oscura: El Fantasma de la Red φ</text:h>
      <text:p text:style-name="P24">Problema en ΛCDM:</text:p>
      <text:list xml:id="list4025496740634901133" text:style-name="L14">
        <text:list-item text:start-value="1">
          <text:p text:style-name="P17">"Las galaxias rotan muy rápido… necesitamos materia invisible."</text:p>
        </text:list-item>
      </text:list>
      <text:p text:style-name="P24">SQE lo resuelve:</text:p>
      <text:list xml:id="list1560333778946802906" text:style-name="L15">
        <text:list-item text:start-value="1">
          <text:p text:style-name="P32">"No hay partículas oscuras… solo zonas de φ que nadie entiende."</text:p>
          <text:list>
            <text:list-item text:start-value="1">
              <text:p text:style-name="P18">"Como ese contacto en WhatsApp que nunca contesta pero siempre está en línea."</text:p>
            </text:list-item>
          </text:list>
        </text:list-item>
      </text:list>
      <text:p text:style-name="P24">Ventaja:</text:p>
      <text:list xml:id="list2691935184282064947" text:style-name="L16">
        <text:list-item text:start-value="1">
          <text:p text:style-name="P19">"No necesitas WIMPs ni axiones… solo aceptar que φ tiene sus momentos."</text:p>
        </text:list-item>
      </text:list>
      <text:h text:style-name="P1" text:outline-level="1">⚛️ 5. Estabilidad Cuántica: Cuando la Relación Funciona</text:h>
      <text:p text:style-name="P24">Átomos estables:</text:p>
      <text:list xml:id="list6472652103007415492" text:style-name="L17">
        <text:list-item text:start-value="1">
          <text:p text:style-name="P33">"Son como parejas cuánticas que encontraron su ritmo."</text:p>
        </text:list-item>
        <text:list-item text:start-value="2">
          <text:p text:style-name="P20">"Los electrones no colapsan porque φ les da terapia de pareja."</text:p>
        </text:list-item>
      </text:list>
      <text:p text:style-name="P24">Constantes fundamentales (c, h, e...):</text:p>
      <text:list xml:id="list4985006191111151212" text:style-name="L18">
        <text:list-item text:start-value="1">
          <text:p text:style-name="P21">"No son leyes… son acuerdos de convivencia de la red φ."</text:p>
        </text:list-item>
      </text:list>
      <text:h text:style-name="P1" text:outline-level="1">? Conclusión: ¿Revolución o Psicología Cuántica?</text:h>
      <text:list xml:id="list147046993004213561" text:style-name="L19">
        <text:list-item text:start-value="1">
          <text:p text:style-name="P34">Si SQE tiene razón:</text:p>
          <text:list>
            <text:list-item text:start-value="1">
              <text:p text:style-name="P34">"La materia oscura no existe, la energía oscura es un malentendido, y el universo es una red de relaciones cuánticas."</text:p>
            </text:list-item>
          </text:list>
        </text:list-item>
        <text:list-item text:start-value="2">
          <text:p text:style-name="P34"><text:soft-page-break/>Si está equivocada:</text:p>
          <text:list>
            <text:list-item text:start-value="1">
              <text:p text:style-name="P22">"Al menos nos dio una metáfora genial para el caos cósmico."</text:p>
            </text:list-item>
          </text:list>
        </text:list-item>
      </text:list>
      <text:p text:style-name="P24">Mientras tanto… la red φ sigue ahí, generando realidad como si nada.</text:p>
      <text:p text:style-name="P24">? ¿Te gustó? Suscríbete a "Relaciones Tóxicas Cuánticas: El Podcast de SQE".<text:line-break/>(Porque el universo no es un objeto… es un grupo de WhatsApp que nunca silenciamos.)</text:p>
      <text:p text:style-name="P24">? Bonus: Frases para tu próximo paper (o perfil de Tinder):</text:p>
      <text:list xml:id="list9176427860861274027" text:style-name="L20">
        <text:list-item text:start-value="1">
          <text:p text:style-name="P35">"Mi masa es baja… porque me adapto rápido a los cambios de fase."</text:p>
        </text:list-item>
        <text:list-item text:start-value="2">
          <text:p text:style-name="P35">"La gravedad no es una fuerza… es mi ex jalándome de vuelta."</text:p>
        </text:list-item>
        <text:list-item text:start-value="3">
          <text:p text:style-name="P23">"El universo se expande… como mi paciencia con la física clásica."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13T22:54:24.40</meta:creation-date>
    <meta:document-statistic meta:table-count="3" meta:image-count="0" meta:object-count="0" meta:page-count="5" meta:paragraph-count="104" meta:word-count="986" meta:character-count="5565"/>
    <dc:date>2025-05-13T23:04:31.72</dc:date>
    <dc:creator>Lefuan </dc:creator>
    <meta:editing-duration>PT10M7S</meta:editing-duration>
    <meta:editing-cycles>1</meta:editing-cycles>
    <meta:generator>OpenOffice/4.1.15$Win32 OpenOffice.org_project/4115m2$Build-9813</meta:generator>
  </office:meta>
</office:document-meta>
</file>